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66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239cm" svg:height="1.016cm" svg:x="7.25cm" svg:y="3.943cm">
          <draw:text-box>
            <text:p>Ämnespecifik kunskap</text:p>
          </draw:text-box>
        </draw:frame>
        <draw:frame draw:style-name="gr4" draw:text-style-name="P3" draw:layer="layout" svg:width="4.953cm" svg:height="1.143cm" svg:x="8.139cm" svg:y="5.98cm">
          <draw:text-box>
            <text:p>maskininlärning</text:p>
          </draw:text-box>
        </draw:frame>
        <draw:custom-shape draw:style-name="gr5" draw:text-style-name="P4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.393cm" svg:height="6.144cm" draw:transform="rotate (-0.111701072127637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19E-017) rotate (0.648215284190694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2E-017) rotate (0.330914426178125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-0.286233997327069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445cm" svg:height="1.143cm" svg:x="3.813cm" svg:y="7.75cm">
          <draw:text-box>
            <text:p>Robotik</text:p>
          </draw:text-box>
        </draw:frame>
        <draw:frame draw:style-name="gr10" draw:text-style-name="P3" draw:layer="layout" svg:width="4.191cm" svg:height="1.673cm" svg:x="3.324cm" svg:y="11.079cm">
          <draw:text-box>
            <text:p>Dataseende</text:p>
            <text:p>bildanalys</text:p>
          </draw:text-box>
        </draw:frame>
        <draw:frame draw:style-name="gr3" draw:text-style-name="P3" draw:layer="layout" svg:width="5.08cm" svg:height="1.016cm" svg:x="3.732cm" svg:y="14.027cm">
          <draw:text-box>
            <text:p>språkteknologi</text:p>
          </draw:text-box>
        </draw:frame>
        <draw:frame draw:style-name="gr4" draw:text-style-name="P3" draw:layer="layout" svg:width="4.699cm" svg:height="1.143cm" svg:x="5.772cm" svg:y="16.267cm">
          <draw:text-box>
            <text:p>talteknologi</text:p>
          </draw:text-box>
        </draw:frame>
        <draw:frame draw:style-name="gr4" draw:text-style-name="P3" draw:layer="layout" svg:width="5.588cm" svg:height="1.143cm" svg:x="12.538cm" svg:y="8.09cm">
          <draw:text-box>
            <text:p>finansiellteknologi</text:p>
          </draw:text-box>
        </draw:frame>
        <draw:frame draw:style-name="gr10" draw:text-style-name="P3" draw:layer="layout" svg:width="5.715cm" svg:height="1.673cm" svg:x="10.398cm" svg:y="16.367cm">
          <draw:text-box>
            <text:p>Hjärninspirerad</text:p>
            <text:p>databehandling</text:p>
          </draw:text-box>
        </draw:frame>
        <draw:frame draw:style-name="gr11" draw:text-style-name="P3" draw:layer="layout" svg:width="7.112cm" svg:height="1.778cm" svg:x="11.86cm" svg:y="10.938cm">
          <draw:text-box>
            <text:p>Informationsvetenskap och teknologi</text:p>
          </draw:text-box>
        </draw:frame>
        <draw:frame draw:style-name="gr12" draw:text-style-name="P3" draw:layer="layout" svg:width="5.969cm" svg:height="1.27cm" svg:x="12.076cm" svg:y="14.477cm">
          <draw:text-box>
            <text:p>beräkningsbiolog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1:40:57.574612067</dc:date>
    <meta:editing-duration>PT5M29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